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leObj6" manifest:media-type="application/octet-stream"/>
  <manifest:file-entry manifest:full-path="Configurations2/" manifest:media-type="application/vnd.sun.xml.ui.configuration"/>
  <manifest:file-entry manifest:full-path="ObjectReplacements/OleObj1" manifest:media-type=""/>
  <manifest:file-entry manifest:full-path="ObjectReplacements/OleObj2" manifest:media-type=""/>
  <manifest:file-entry manifest:full-path="ObjectReplacements/OleObj3" manifest:media-type=""/>
  <manifest:file-entry manifest:full-path="ObjectReplacements/OleObj4" manifest:media-type=""/>
  <manifest:file-entry manifest:full-path="ObjectReplacements/OleObj5" manifest:media-type=""/>
  <manifest:file-entry manifest:full-path="ObjectReplacements/OleObj6" manifest:media-type=""/>
  <manifest:file-entry manifest:full-path="ObjectReplacements/OleObj7" manifest:media-type=""/>
  <manifest:file-entry manifest:full-path="OleObj1" manifest:media-type="application/octet-stream"/>
  <manifest:file-entry manifest:full-path="OleObj2" manifest:media-type="application/octet-stream"/>
  <manifest:file-entry manifest:full-path="manifest.rdf" manifest:media-type="application/rdf+xml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7" manifest:media-type="application/octet-stream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01cm" fo:margin-left="0cm" table:align="left" style:may-break-between-rows="true" style:writing-mode="lr-tb"/>
    </style:style>
    <style:style style:name="Tabela1.A" style:family="table-column">
      <style:table-column-properties style:column-width="8.916cm"/>
    </style:style>
    <style:style style:name="Tabela1.B" style:family="table-column">
      <style:table-column-properties style:column-width="6.985cm"/>
    </style:style>
    <style:style style:name="Tabela1.A1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1.B1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1.B3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1.4" style:family="table-row">
      <style:table-row-properties style:min-row-height="0.661cm"/>
    </style:style>
    <style:style style:name="Tabela1.A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1.B4" style:family="table-cell">
      <style:table-cell-properties fo:background-color="#ffffff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2" style:family="table">
      <style:table-properties style:width="15.901cm" fo:margin-left="0cm" table:align="left" style:may-break-between-rows="true" style:writing-mode="lr-tb"/>
    </style:style>
    <style:style style:name="Tabela2.A" style:family="table-column">
      <style:table-column-properties style:column-width="2.381cm"/>
    </style:style>
    <style:style style:name="Tabela2.B" style:family="table-column">
      <style:table-column-properties style:column-width="13.52cm"/>
    </style:style>
    <style:style style:name="Tabela2.1" style:family="table-row">
      <style:table-row-properties style:min-row-height="0.556cm"/>
    </style:style>
    <style:style style:name="Tabela2.A1" style:family="table-cell">
      <style:table-cell-properties fo:background-color="#1e8bcd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2.B1" style:family="table-cell">
      <style:table-cell-properties fo:background-color="#1e8bcd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2.A2" style:family="table-cell">
      <style:table-cell-properties fo:background-color="#b4c6e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2.B2" style:family="table-cell">
      <style:table-cell-properties fo:background-color="#b4c6e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2.3" style:family="table-row">
      <style:table-row-properties style:min-row-height="2.037cm"/>
    </style:style>
    <style:style style:name="Tabela2.A3" style:family="table-cell">
      <style:table-cell-properties fo:background-color="#b4c6e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2.B3" style:family="table-cell">
      <style:table-cell-properties fo:background-color="#b4c6e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2.4" style:family="table-row">
      <style:table-row-properties style:min-row-height="0.529cm"/>
    </style:style>
    <style:style style:name="Tabela2.A4" style:family="table-cell">
      <style:table-cell-properties fo:background-color="#b4c6e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2.B4" style:family="table-cell">
      <style:table-cell-properties fo:background-color="#b4c6e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2.5" style:family="table-row">
      <style:table-row-properties style:min-row-height="2.937cm"/>
    </style:style>
    <style:style style:name="Tabela2.A5" style:family="table-cell">
      <style:table-cell-properties fo:background-color="#b4c6e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2.B5" style:family="table-cell">
      <style:table-cell-properties fo:background-color="#b4c6e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2.6" style:family="table-row">
      <style:table-row-properties style:min-row-height="4.657cm"/>
    </style:style>
    <style:style style:name="Tabela2.A6" style:family="table-cell">
      <style:table-cell-properties fo:background-color="#b4c6e7" fo:padding-left="0.191cm" fo:padding-right="0.191cm" fo:padding-top="0cm" fo:padding-bottom="0cm" fo:border="0.4pt solid #000000" fo:vertical-align="top">
        <style:background-image/>
      </style:table-cell-properties>
    </style:style>
    <style:style style:name="Tabela2.B6" style:family="table-cell">
      <style:table-cell-properties fo:background-color="#b4c6e7" fo:padding-left="0.191cm" fo:padding-right="0.191cm" fo:padding-top="0cm" fo:padding-bottom="0cm" fo:border="0.4pt solid #000000" fo:vertical-align="top">
        <style:background-image/>
      </style:table-cell-properties>
    </style:style>
    <style:style style:name="P1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282cm" loext:contextual-spacing="false" fo:line-height="100%" fo:text-align="center" style:justify-single-word="false"/>
      <style:text-properties style:use-window-font-color="true" style:font-name="Calibri1" fo:font-size="14pt" fo:font-weight="bold" fo:background-color="transparent" style:font-name-asian="Calibri1" style:font-name-complex="Calibri1"/>
    </style:style>
    <style:style style:name="P7" style:family="paragraph" style:parent-style-name="Standard" style:list-style-name="L1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 style:list-style-name="L2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 style:list-style-name="L3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087c28" officeooo:paragraph-rsid="00087c28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1pt" fo:font-weight="normal" fo:background-color="#ffff00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1pt" fo:font-weight="normal" officeooo:rsid="0007e257" fo:background-color="#ffff00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1pt" fo:font-weight="bold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1pt" fo:font-weight="bold" officeooo:rsid="0007e257" fo:background-color="transparent" loext:char-shading-value="0" style:font-name-asian="Calibri1" style:font-name-complex="Calibri1"/>
    </style:style>
    <style:style style:name="T6" style:family="text">
      <style:text-properties style:use-window-font-color="true" style:font-name="Calibri1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7" style:family="text">
      <style:text-properties style:use-window-font-color="true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8" style:family="text">
      <style:text-properties style:use-window-font-color="true" style:font-name="Calibri1" fo:font-size="11pt" style:text-underline-style="solid" style:text-underline-width="auto" style:text-underline-color="font-color" fo:font-weight="normal" officeooo:rsid="0007e257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DIÁRIO DE BORDO – GRUPO 4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<text:span text:style-name="T4">Empresa parceira:</text:span><text:span text:style-name="T1"> Faculdade Senac Rio</text:span></text:p>
          </table:table-cell>
          <table:table-cell table:style-name="Tabela1.B1" office:value-type="string">
            <text:p text:style-name="P2"><text:span text:style-name="T4">Unidade Operativa: </text:span><text:span text:style-name="T1">Faculdade Senac Rio</text:span></text:p>
          </table:table-cell>
        </table:table-row>
        <table:table-row>
          <table:table-cell table:style-name="Tabela1.A2" office:value-type="string">
            <text:p text:style-name="P3">Curso (com código SGA)</text:p>
          </table:table-cell>
          <table:table-cell table:style-name="Tabela1.B2" office:value-type="string">
            <text:p text:style-name="P2"><text:span text:style-name="T4">Turma:</text:span><text:span text:style-name="T1"> 2021.2</text:span></text:p>
          </table:table-cell>
        </table:table-row>
        <table:table-row>
          <table:table-cell table:style-name="Tabela1.A3" office:value-type="string">
            <text:p text:style-name="P2"><text:span text:style-name="T4">Módulo: <text:s/></text:span><text:span text:style-name="T5">1</text:span></text:p>
          </table:table-cell>
          <table:table-cell table:style-name="Tabela1.B3" office:value-type="string">
            <text:p text:style-name="P2"><text:span text:style-name="T4">Período: </text:span><text:span text:style-name="T2">16/08/2021 A </text:span><text:span text:style-name="T3">08</text:span><text:span text:style-name="T2">/</text:span><text:span text:style-name="T3">09</text:span><text:span text:style-name="T2">/2021</text:span></text:p>
          </table:table-cell>
        </table:table-row>
        <table:table-row table:style-name="Tabela1.4">
          <table:table-cell table:style-name="Tabela1.A4" office:value-type="string">
            <text:p text:style-name="P2"><text:span text:style-name="T6">Supervisor (a) Técnico/Professor (a) -Graduação: </text:span><text:span text:style-name="T7">J</text:span><text:span text:style-name="T8">h</text:span><text:span text:style-name="T7">onny</text:span><text:span text:style-name="T1"> </text:span></text:p>
          </table:table-cell>
          <table:table-cell table:style-name="Tabela1.B4" office:value-type="string">
            <text:p text:style-name="P2"><text:span text:style-name="T4">Professora da Unidade Curricular (a):</text:span><text:span text:style-name="T1"> </text:span></text:p>
            <text:p text:style-name="P10">Gabriella Silveira</text:p>
          </table:table-cell>
        </table:table-row>
      </table:table>
      <text:p text:style-name="P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DATA</text:p>
          </table:table-cell>
          <table:table-cell table:style-name="Tabela2.B1" office:value-type="string">
            <text:p text:style-name="P4">AÇÕES - GRUPO 4</text:p>
          </table:table-cell>
        </table:table-row>
        <table:table-row>
          <table:table-cell table:style-name="Tabela2.A2" office:value-type="string">
            <text:p text:style-name="P5">16/08/2021</text:p>
          </table:table-cell>
          <table:table-cell table:style-name="Tabela2.B2" office:value-type="string">
            <text:p text:style-name="P5">REUNIÃO 16/08/2021:</text:p>
            <text:p text:style-name="P5"/>
            <text:p text:style-name="P5">Na segunda-feira do dia 16/08/2021, houve a reunião do projeto integrador com todos os módulos, Rômulo nosso Scrum Master da equipe sugeriu mudanças na página de exibição do mural. <text:s/>houve perguntas também sobre a reforma dos cards, e a configuração de card de eventos e card de ideia.</text:p>
            <text:p text:style-name="P5"/>
            <text:p text:style-name="P5">As mudanças sugeridas da página, são:</text:p>
            <text:p text:style-name="P5"/>
            <text:list xml:id="list3782599441" text:style-name="L1">
              <text:list-item>
                <text:p text:style-name="P7">Adicionar um select na página de exibição do mural, para selecionar os assuntos.</text:p>
              </text:list-item>
              <text:list-item>
                <text:p text:style-name="P7">E um ícone com o símbolo de um “+”, com o objetivo de adicionar recurso dos assuntos.</text:p>
              </text:list-item>
              <text:list-item>
                <text:p text:style-name="P7">Adicionar uma lixeira para excluir os recursos dos assuntos do mural.</text:p>
              </text:list-item>
            </text:list>
            <text:p text:style-name="P5"/>
            <text:p text:style-name="P5">Abaixo estão as imagens da reunião:</text:p>
            <text:p text:style-name="P2"><draw:frame draw:style-name="fr1" draw:name="1" text:anchor-type="as-char" svg:width="12.192cm" style:rel-width="scale" svg:height="5.71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      <text:p text:style-name="P5"/>
            <text:p text:style-name="P2"><draw:frame draw:style-name="fr1" draw:name="2" text:anchor-type="as-char" svg:width="12.192cm" style:rel-width="scale" svg:height="6.553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      <text:p text:style-name="P5"/>
            <text:p text:style-name="P2"><text:soft-page-break/><draw:frame draw:style-name="fr1" draw:name="3" text:anchor-type="as-char" svg:width="12.192cm" style:rel-width="scale" svg:height="6.579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      <text:p text:style-name="P5"/>
            <text:p text:style-name="P5">Após a explicação das mudanças necessárias para a página de configuração e exibição do mural, o Rômulo mostrou a página do JIRA com todas as tarefas da 1º sprint, relatando a explicação de cada uma delas para quem fosse realiza-las.</text:p>
            <text:p text:style-name="P5"/>
            <text:p text:style-name="P2"><draw:frame draw:style-name="fr1" draw:name="4" text:anchor-type="as-char" svg:width="12.192cm" style:rel-width="scale" svg:height="6.579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      <text:p text:style-name="P5"/>
          </table:table-cell>
        </table:table-row>
        <table:table-row table:style-name="Tabela2.3">
          <table:table-cell table:style-name="Tabela2.A3" office:value-type="string">
            <text:p text:style-name="P5">18/08/2021</text:p>
          </table:table-cell>
          <table:table-cell table:style-name="Tabela2.B3" office:value-type="string">
            <text:p text:style-name="P5">Reunião 18/08/2021:</text:p>
            <text:p text:style-name="P5"/>
            <text:p text:style-name="P5">Na quarta-feira do dia 18/08/2021, houve a reunião do projeto integrador com os módulos 4 e 5 do grupo 4, onde foram passadas para cada uma das tarefas do pessoal que estava presente na reunião um acompanhamento de dificuldades. Além disso, foi feito a alteração em uma tarefa (passou pro backlog e criou uma substituta) e também fez projeções para as próximas sprints. Basicamente foi isso.</text:p>
            <text:p text:style-name="P5"/>
          </table:table-cell>
        </table:table-row>
        <table:table-row table:style-name="Tabela2.4">
          <table:table-cell table:style-name="Tabela2.A4" office:value-type="string">
            <text:p text:style-name="P5">23/08/2021</text:p>
          </table:table-cell>
          <table:table-cell table:style-name="Tabela2.B4" office:value-type="string">
            <text:p text:style-name="P5">Reunião 23/08/2021:</text:p>
            <text:p text:style-name="P5"/>
            <text:p text:style-name="P5">Na segunda-feira do dia 23/08/2021, houve a reunião do projeto integrador com todos os módulos do grupo 4. Foi tirado dúvidas das atividades e O Scrum master Rômulo apresentou a lista dos integrantes do módulo 1 que fazem parte do nosso grupo e adicionou eles no JIRA. </text:p>
            <text:p text:style-name="P5"/>
            <text:p text:style-name="P2"><text:soft-page-break/><draw:frame draw:style-name="fr1" draw:name="5" text:anchor-type="as-char" svg:width="12.192cm" style:rel-width="scale" svg:height="6.629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      <text:p text:style-name="P5"/>
          </table:table-cell>
        </table:table-row>
        <table:table-row table:style-name="Tabela2.5">
          <table:table-cell table:style-name="Tabela2.A5" office:value-type="string">
            <text:p text:style-name="P5">25/08/2021</text:p>
          </table:table-cell>
          <table:table-cell table:style-name="Tabela2.B5" office:value-type="string">
            <text:p text:style-name="P5">Reunião 25/08/2021</text:p>
            <text:p text:style-name="P5"/>
            <text:p text:style-name="P5">Na quarta-feira, basicamente foi feito o acompanhamento e conversa sobre as dificuldades de cada um nas tarefas do Projeto Integrador. E foi organizado já na reunião os planos para a próxima sprint.</text:p>
            <text:p text:style-name="P5"/>
          </table:table-cell>
        </table:table-row>
        <table:table-row table:style-name="Tabela2.6">
          <table:table-cell table:style-name="Tabela2.A6" office:value-type="string">
            <text:p text:style-name="P5">08/09/2021</text:p>
          </table:table-cell>
          <table:table-cell table:style-name="Tabela2.B6" office:value-type="string">
            <text:p text:style-name="P5">Reunião 08/09/2021</text:p>
            <text:p text:style-name="P5"/>
            <text:list xml:id="list950855961" text:style-name="L2">
              <text:list-item>
                <text:p text:style-name="P8">Na quarta-feira quando a Lissa foi tentar colocar o projeto para rodar, porém estava dando erro:</text:p>
              </text:list-item>
            </text:list>
            <text:p text:style-name="P5"/>
            <text:p text:style-name="P2"><draw:frame draw:style-name="fr1" draw:name="6" text:anchor-type="as-char" svg:width="14.658cm" style:rel-width="scale" svg:height="9.155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      <text:p text:style-name="P5"/>
            <text:p text:style-name="P4">Foi quando o Rômulo identificou que ela estava sem espaço no HD para rodar o programa. E explicou sobre a tarefa que ela tinha para fazer, que era alterar o agrupamento de assuntos na tela de config. Jhonny entrou na reunião para auxiliar no problema e ai ela conseguiu resolver o problema da falta de espaço, para continuar o andamento da tarefa.</text:p>
            <text:p text:style-name="P5"/>
            <text:p text:style-name="P2"><text:soft-page-break/><draw:frame draw:style-name="fr1" draw:name="7" text:anchor-type="as-char" svg:width="14.658cm" style:rel-width="scale" svg:height="9.155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      <text:p text:style-name="P5"/>
            <text:p text:style-name="P5"/>
            <text:list xml:id="list253480764" text:style-name="L3">
              <text:list-item>
                <text:p text:style-name="P9">Depois o Rômulo perguntou ao Lucas como estava o andamento da tarefa dele (que ela realizar a planilha de acompanhamento das tarefas de todos) e ai ele colou o link da planilha no grupo para que todos pudessem preencher. </text:p>
              </text:list-item>
            </text:list>
            <text:p text:style-name="P5"/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1T20:19:00.632000000</dc:date>
    <meta:editing-duration>PT4M19S</meta:editing-duration>
    <meta:editing-cycles>2</meta:editing-cycles>
    <meta:generator>LibreOffice/6.0.6.2$Windows_x86 LibreOffice_project/0c292870b25a325b5ed35f6b45599d2ea4458e77</meta:generator>
    <meta:document-statistic meta:table-count="2" meta:image-count="0" meta:object-count="7" meta:page-count="4" meta:paragraph-count="43" meta:word-count="468" meta:character-count="2802" meta:non-whitespace-character-count="2365"/>
  </office:meta>
</office:document-meta>
</file>